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imes New Roman" fo:font-size="12pt" fo:font-weight="bold" officeooo:rsid="00168f16" officeooo:paragraph-rsid="00168f16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Trebuchet MS" officeooo:rsid="000909ac" officeooo:paragraph-rsid="001adab5"/>
    </style:style>
    <style:style style:name="P7" style:family="paragraph" style:parent-style-name="Text_20_body" style:list-style-name="L1">
      <style:text-properties officeooo:paragraph-rsid="0019610f"/>
    </style:style>
    <style:style style:name="P8" style:family="paragraph" style:parent-style-name="Text_20_body" style:list-style-name="L1">
      <style:text-properties officeooo:rsid="0007814d" officeooo:paragraph-rsid="0019610f"/>
    </style:style>
    <style:style style:name="P9" style:family="paragraph" style:parent-style-name="Text_20_body" style:list-style-name="L1">
      <style:text-properties officeooo:rsid="00168f16" officeooo:paragraph-rsid="0019610f"/>
    </style:style>
    <style:style style:name="P10" style:family="paragraph" style:parent-style-name="Text_20_body" style:list-style-name="L1">
      <style:text-properties officeooo:rsid="00156b67" officeooo:paragraph-rsid="0019610f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9610f" style:font-style-asian="italic" style:font-style-complex="italic"/>
    </style:style>
    <style:style style:name="T3" style:family="text">
      <style:text-properties fo:font-style="italic" officeooo:rsid="001c1584" style:font-style-asian="italic" style:font-style-complex="italic"/>
    </style:style>
    <style:style style:name="T4" style:family="text">
      <style:text-properties officeooo:rsid="0007814d"/>
    </style:style>
    <style:style style:name="T5" style:family="text">
      <style:text-properties officeooo:rsid="000afc5c"/>
    </style:style>
    <style:style style:name="T6" style:family="text">
      <style:text-properties style:text-underline-style="none" officeooo:rsid="0007814d"/>
    </style:style>
    <style:style style:name="T7" style:family="text">
      <style:text-properties officeooo:rsid="000d2b30"/>
    </style:style>
    <style:style style:name="T8" style:family="text">
      <style:text-properties officeooo:rsid="00145115"/>
    </style:style>
    <style:style style:name="T9" style:family="text">
      <style:text-properties officeooo:rsid="00168f16"/>
    </style:style>
    <style:style style:name="T10" style:family="text">
      <style:text-properties officeooo:rsid="001842c3"/>
    </style:style>
    <style:style style:name="T11" style:family="text">
      <style:text-properties officeooo:rsid="00185e52"/>
    </style:style>
    <style:style style:name="T12" style:family="text">
      <style:text-properties officeooo:rsid="00185a6a"/>
    </style:style>
    <style:style style:name="T13" style:family="text">
      <style:text-properties officeooo:rsid="0018e818"/>
    </style:style>
    <style:style style:name="T14" style:family="text">
      <style:text-properties officeooo:rsid="001a3e36"/>
    </style:style>
    <style:style style:name="T15" style:family="text">
      <style:text-properties officeooo:rsid="001adab5"/>
    </style:style>
    <style:style style:name="T16" style:family="text">
      <style:text-properties officeooo:rsid="001ba01a"/>
    </style:style>
    <style:style style:name="T17" style:family="text">
      <style:text-properties officeooo:rsid="001c1584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Modifica dati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8">Federica</text:span><text:span text:style-name="T5"> – </text:span><text:span text:style-name="T3">responsabile scientific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1690468" text:style-name="L1">
              <text:list-item>
                <text:p text:style-name="P7"><text:span text:style-name="T12">Federica, </text:span><text:span text:style-name="T17">responsabile scientifico</text:span><text:span text:style-name="T12">, deve </text:span><text:span text:style-name="T13">modificare</text:span><text:span text:style-name="T12"> </text:span><text:span text:style-name="T13">nel</text:span><text:span text:style-name="T12"> registro </text:span><text:span text:style-name="T13">i dati errati di un tirocinante.</text:span></text:p>
              </text:list-item>
              <text:list-item>
                <text:p text:style-name="P7"><text:span text:style-name="T13">Federica si connette alla rete e a</text:span><text:span text:style-name="T4">ccede al sito </text:span><text:span text:style-name="T6">dell'asilo Mazzetti.</text:span></text:p>
              </text:list-item>
              <text:list-item>
                <text:p text:style-name="P7"><text:span text:style-name="T8">Federica</text:span><text:span text:style-name="T4"> inserisce </text:span><text:span text:style-name="T7">username e password per la sua autenticazione</text:span></text:p>
                <text:list>
                  <text:list-item>
                    <text:p text:style-name="P8">Il sistema mostra una schermata con tutte le possibili operazioni</text:p>
                  </text:list-item>
                </text:list>
              </text:list-item>
              <text:list-item>
                <text:p text:style-name="P7"><text:span text:style-name="T8">Federica</text:span><text:span text:style-name="T4"> </text:span><text:span text:style-name="T8">sceglie l'area del sito riguardante </text:span><text:span text:style-name="T13">la modifica dei dati di un tirocina</text:span><text:span text:style-name="T14">n</text:span><text:span text:style-name="T13">te</text:span></text:p>
                <text:list>
                  <text:list-item>
                    <text:p text:style-name="P9">Il sistema mostra l'elenco dei tirocinanti associati all'asilo e selezion<text:span text:style-name="T10">a</text:span> la tirocinante <text:span text:style-name="T13">da modificare</text:span> “Angela D'Oria”</text:p>
                  </text:list-item>
                </text:list>
              </text:list-item>
              <text:list-item>
                <text:p text:style-name="P10">Federica <text:span text:style-name="T9">modifica alcuni dati della tirocinante </text:span><text:span text:style-name="T11">selezionata</text:span><text:span text:style-name="T9"> e sottomette al sistema</text:span></text:p>
                <text:list>
                  <text:list-item>
                    <text:p text:style-name="P10">Il sistema <text:span text:style-name="T9">modifica i dati </text:span>e <text:span text:style-name="T9">visualizza i dati aggiornati della tirocinante.</text:span></text:p>
                  </text:list-item>
                </text:list>
              </text:list-item>
              <text:list-item>
                <text:p text:style-name="P7"><text:span text:style-name="T8">Federica</text:span> si disconnette dal sistema</text:p>
              </text:list-item>
            </text:list>
          </table:table-cell>
        </table:table-row>
      </table:table>
      <text:p text:style-name="P4"/>
      <text:p text:style-name="P6"><text:span text:style-name="T16">S</text:span><text:span text:style-name="T15">C 2: Federica, </text:span><text:span text:style-name="T17">responsabile scientifico,</text:span><text:span text:style-name="T15"> modifica i dati di un tirocinante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25T11:55:04.48</dc:date>
    <meta:editing-duration>PT4H33M33S</meta:editing-duration>
    <meta:editing-cycles>18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36" meta:character-count="912" meta:non-whitespace-character-count="798"/>
  </office:meta>
</office:document-meta>
</file>